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286cm" fo:margin-left="0cm" table:align="left"/>
    </style:style>
    <style:style style:name="Таблица1.A" style:family="table-column">
      <style:table-column-properties style:column-width="4.586cm"/>
    </style:style>
    <style:style style:name="Таблица1.B" style:family="table-column">
      <style:table-column-properties style:column-width="6.394cm"/>
    </style:style>
    <style:style style:name="Таблица1.C" style:family="table-column">
      <style:table-column-properties style:column-width="2.117cm"/>
    </style:style>
    <style:style style:name="Таблица1.D" style:family="table-column">
      <style:table-column-properties style:column-width="2.602cm"/>
    </style:style>
    <style:style style:name="Таблица1.E" style:family="table-column">
      <style:table-column-properties style:column-width="1.588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C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9" style:family="table-row">
      <style:table-row-properties style:min-row-height="0.72cm"/>
    </style:style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size="14pt" officeooo:paragraph-rsid="00042a9b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margin-top="0cm" fo:margin-bottom="0.212cm" style:contextual-spacing="false" fo:line-height="150%" fo:text-align="center" style:justify-single-word="false" fo:text-indent="1cm" style:auto-text-indent="false"/>
      <style:text-properties style:font-name="Times New Roman1" fo:font-size="14pt" officeooo:paragraph-rsid="00042a9b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margin-top="0cm" fo:margin-bottom="0.212cm" style:contextual-spacing="false" fo:line-height="150%" fo:text-align="end" style:justify-single-word="false" fo:text-indent="1cm" style:auto-text-indent="false"/>
      <style:text-properties style:font-name="Times New Roman1" fo:font-size="14pt" officeooo:paragraph-rsid="00042a9b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margin-top="0cm" fo:margin-bottom="0cm" style:contextual-spacing="false" fo:line-height="150%" fo:text-align="end" style:justify-single-word="false" fo:text-indent="1cm" style:auto-text-indent="false"/>
      <style:text-properties style:font-name="Times New Roman1" fo:font-size="14pt" officeooo:paragraph-rsid="00042a9b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top="0cm" fo:margin-bottom="0.212cm" style:contextual-spacing="false" fo:line-height="150%" fo:text-align="center" style:justify-single-word="false" fo:text-indent="1cm" style:auto-text-indent="false"/>
      <style:text-properties style:font-name="Times New Roman1" fo:font-size="14pt" officeooo:rsid="000fcd94" officeooo:paragraph-rsid="00042a9b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margin-top="0cm" fo:margin-bottom="0.212cm" style:contextual-spacing="false" fo:line-height="150%" fo:text-align="center" style:justify-single-word="false" fo:text-indent="1cm" style:auto-text-indent="false"/>
      <style:text-properties style:font-name="Times New Roman1" fo:font-size="14pt" fo:language="ru" fo:country="RU" officeooo:paragraph-rsid="00042a9b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margin-top="0cm" fo:margin-bottom="0cm" style:contextual-spacing="false" fo:line-height="150%" fo:text-align="end" style:justify-single-word="false" fo:text-indent="1cm" style:auto-text-indent="false"/>
      <style:text-properties style:font-name="Times New Roman1" fo:font-size="14pt" fo:language="ru" fo:country="RU" officeooo:rsid="0013ec0d" officeooo:paragraph-rsid="00042a9b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text-align="end" style:justify-single-word="false" fo:text-indent="1cm" style:auto-text-indent="false"/>
      <style:text-properties style:font-name="Times New Roman1" fo:font-size="14pt" fo:language="ru" fo:country="RU" officeooo:rsid="000fe610" officeooo:paragraph-rsid="00042a9b" style:font-name-asian="Times New Roman2" style:font-size-asian="14pt" style:font-name-complex="Times New Roman2" style:font-size-complex="14pt"/>
    </style:style>
    <style:style style:name="P9" style:family="paragraph" style:parent-style-name="Table_20_Contents">
      <style:text-properties style:font-name="Times New Roman1" fo:font-size="11pt" style:font-size-asian="11pt" style:font-size-complex="11pt"/>
    </style:style>
    <style:style style:name="P10" style:family="paragraph" style:parent-style-name="Table_20_Contents">
      <style:text-properties style:font-name="Times New Roman1" fo:font-size="11pt" officeooo:rsid="000717f1" officeooo:paragraph-rsid="000717f1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fo:font-size="11pt" officeooo:rsid="000717f1" officeooo:paragraph-rsid="000717f1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fo:font-size="11pt" fo:language="ru" fo:country="RU" officeooo:rsid="000717f1" officeooo:paragraph-rsid="000717f1" style:font-size-asian="11pt" style:font-size-complex="11pt"/>
    </style:style>
    <style:style style:name="P13" style:family="paragraph" style:parent-style-name="Title">
      <style:text-properties style:font-name="Times New Roman1" fo:font-size="22pt" style:font-size-asian="22pt" style:font-size-complex="22pt"/>
    </style:style>
    <style:style style:name="P14" style:family="paragraph" style:parent-style-name="Heading_20_4">
      <style:paragraph-properties fo:line-height="150%" fo:text-align="center" style:justify-single-word="false" fo:text-indent="1cm" style:auto-text-indent="false"/>
      <style:text-properties style:font-name="Times New Roman1" fo:font-size="15pt" style:font-size-asian="15pt" style:font-size-complex="15pt"/>
    </style:style>
    <style:style style:name="P15" style:family="paragraph" style:parent-style-name="Standard" style:list-style-name="">
      <style:paragraph-properties fo:line-height="150%" fo:text-indent="1cm" style:auto-text-indent="false"/>
      <style:text-properties style:font-name="Times New Roman1" fo:font-size="14pt" officeooo:paragraph-rsid="00042a9b" style:font-size-asian="14pt" style:font-size-complex="14pt"/>
    </style:style>
    <style:style style:name="P16" style:family="paragraph" style:parent-style-name="Standard" style:list-style-name="">
      <style:paragraph-properties fo:line-height="150%" fo:text-indent="1cm" style:auto-text-indent="false"/>
      <style:text-properties style:font-name="Times New Roman1" fo:font-size="14pt" officeooo:rsid="0004f549" officeooo:paragraph-rsid="0004f549" style:font-size-asian="14pt" style:font-size-complex="14pt"/>
    </style:style>
    <style:style style:name="P17" style:family="paragraph" style:parent-style-name="Standard" style:list-style-name="">
      <style:paragraph-properties fo:line-height="150%" fo:text-indent="1cm" style:auto-text-indent="false"/>
      <style:text-properties style:font-name="Times New Roman1" fo:font-size="14pt" officeooo:rsid="0004f549" officeooo:paragraph-rsid="0006958a" style:font-size-asian="14pt" style:font-size-complex="14pt"/>
    </style:style>
    <style:style style:name="P18" style:family="paragraph" style:parent-style-name="Standard" style:list-style-name="">
      <style:paragraph-properties fo:line-height="150%" fo:text-indent="1cm" style:auto-text-indent="false"/>
      <style:text-properties style:font-name="Times New Roman1" fo:font-size="14pt" officeooo:rsid="0004f549" officeooo:paragraph-rsid="000717f1" style:font-size-asian="14pt" style:font-size-complex="14pt"/>
    </style:style>
    <style:style style:name="P19" style:family="paragraph" style:parent-style-name="Standard" style:list-style-name="">
      <style:paragraph-properties fo:line-height="150%" fo:text-indent="1cm" style:auto-text-indent="false" fo:break-before="page"/>
      <style:text-properties style:font-name="Times New Roman1" fo:font-size="14pt" officeooo:rsid="0004f549" officeooo:paragraph-rsid="000717f1" style:font-size-asian="14pt" style:font-size-complex="14pt"/>
    </style:style>
    <style:style style:name="P20" style:family="paragraph" style:parent-style-name="Standard" style:list-style-name="L1" style:master-page-name="">
      <loext:graphic-properties draw:fill="none"/>
      <style:paragraph-properties fo:margin-left="0cm" fo:margin-right="0cm" fo:line-height="150%" fo:text-indent="1cm" style:auto-text-indent="false" style:page-number="auto" fo:background-color="transparent"/>
      <style:text-properties style:font-name="Times New Roman1" fo:font-size="14pt" officeooo:rsid="0004f549" officeooo:paragraph-rsid="000717f1" style:font-size-asian="14pt" style:font-size-complex="14pt"/>
    </style:style>
    <style:style style:name="P21" style:family="paragraph" style:parent-style-name="Standard" style:list-style-name="L1">
      <loext:graphic-properties draw:fill="none"/>
      <style:paragraph-properties fo:margin-left="0cm" fo:margin-right="0cm" fo:line-height="150%" fo:text-indent="1cm" style:auto-text-indent="false" fo:background-color="transparent"/>
      <style:text-properties style:font-name="Times New Roman1" fo:font-size="14pt" officeooo:rsid="0004f549" officeooo:paragraph-rsid="000717f1" style:font-size-asian="14pt" style:font-size-complex="14pt"/>
    </style:style>
    <style:style style:name="P22" style:family="paragraph" style:parent-style-name="Standard" style:list-style-name="" style:master-page-name="">
      <loext:graphic-properties draw:fill="none"/>
      <style:paragraph-properties fo:margin-left="0cm" fo:margin-right="0cm" fo:line-height="150%" fo:text-indent="1cm" style:auto-text-indent="false" style:page-number="auto" fo:background-color="transparent">
        <style:tab-stops>
          <style:tab-stop style:position="0.596cm"/>
        </style:tab-stops>
      </style:paragraph-properties>
      <style:text-properties style:font-name="Times New Roman1" fo:font-size="14pt" officeooo:rsid="0004f549" officeooo:paragraph-rsid="000717f1" style:font-size-asian="14pt" style:font-size-complex="14pt"/>
    </style:style>
    <style:style style:name="P23" style:family="paragraph" style:parent-style-name="Standard" style:list-style-name="">
      <loext:graphic-properties draw:fill="none"/>
      <style:paragraph-properties fo:margin-left="0cm" fo:margin-right="0cm" fo:line-height="150%" fo:text-indent="1cm" style:auto-text-indent="false" fo:background-color="transparent">
        <style:tab-stops>
          <style:tab-stop style:position="0.596cm"/>
        </style:tab-stops>
      </style:paragraph-properties>
      <style:text-properties style:font-name="Times New Roman1" fo:font-size="14pt" officeooo:rsid="0004f549" officeooo:paragraph-rsid="000717f1" style:font-size-asian="14pt" style:font-size-complex="14pt"/>
    </style:style>
    <style:style style:name="P24" style:family="paragraph" style:parent-style-name="Standard" style:list-style-name="L2" style:master-page-name="">
      <loext:graphic-properties draw:fill="none"/>
      <style:paragraph-properties fo:margin-left="0cm" fo:margin-right="0cm" fo:line-height="150%" fo:text-indent="1cm" style:auto-text-indent="false" style:page-number="auto" fo:background-color="transparent"/>
      <style:text-properties style:font-name="Times New Roman1" fo:font-size="14pt" officeooo:rsid="0004f549" officeooo:paragraph-rsid="000717f1" style:font-size-asian="14pt" style:font-size-complex="14pt"/>
    </style:style>
    <style:style style:name="P25" style:family="paragraph" style:parent-style-name="Standard" style:list-style-name="L2">
      <loext:graphic-properties draw:fill="none"/>
      <style:paragraph-properties fo:margin-left="0cm" fo:margin-right="0cm" fo:line-height="150%" fo:text-indent="1cm" style:auto-text-indent="false" fo:background-color="transparent"/>
      <style:text-properties style:font-name="Times New Roman1" fo:font-size="14pt" officeooo:rsid="0004f549" officeooo:paragraph-rsid="000717f1" style:font-size-asian="14pt" style:font-size-complex="14pt"/>
    </style:style>
    <style:style style:name="P26" style:family="paragraph" style:parent-style-name="Standard" style:list-style-name="L3">
      <style:paragraph-properties fo:line-height="150%"/>
      <style:text-properties style:font-name="Times New Roman1" fo:font-size="14pt" officeooo:rsid="0004f549" officeooo:paragraph-rsid="000717f1" style:font-size-asian="14pt" style:font-size-complex="14pt"/>
    </style:style>
    <style:style style:name="P27" style:family="paragraph" style:parent-style-name="Standard" style:list-style-name="L4">
      <style:paragraph-properties fo:line-height="150%"/>
      <style:text-properties style:font-name="Times New Roman1" fo:font-size="14pt" officeooo:rsid="0004f549" officeooo:paragraph-rsid="000717f1" style:font-size-asian="14pt" style:font-size-complex="14pt"/>
    </style:style>
    <style:style style:name="P28" style:family="paragraph" style:parent-style-name="Standard" style:list-style-name="">
      <style:paragraph-properties fo:line-height="150%"/>
      <style:text-properties style:font-name="Times New Roman1" fo:font-size="14pt" officeooo:rsid="000717f1" officeooo:paragraph-rsid="000717f1" style:font-size-asian="14pt" style:font-size-complex="14pt"/>
    </style:style>
    <style:style style:name="P29" style:family="paragraph" style:parent-style-name="Standard" style:list-style-name="" style:master-page-name="">
      <loext:graphic-properties draw:fill="none"/>
      <style:paragraph-properties fo:margin-left="0cm" fo:margin-right="0cm" fo:line-height="150%" fo:text-indent="1cm" style:auto-text-indent="false" style:page-number="auto" fo:background-color="transparent"/>
      <style:text-properties style:font-name="Times New Roman1" fo:font-size="14pt" officeooo:rsid="000717f1" officeooo:paragraph-rsid="000717f1" style:font-size-asian="14pt" style:font-size-complex="14pt"/>
    </style:style>
    <style:style style:name="P30" style:family="paragraph" style:parent-style-name="Standard" style:list-style-name="">
      <loext:graphic-properties draw:fill="none"/>
      <style:paragraph-properties fo:margin-left="0cm" fo:margin-right="0cm" fo:line-height="150%" fo:text-indent="1cm" style:auto-text-indent="false" fo:background-color="transparent"/>
      <style:text-properties style:font-name="Times New Roman1" fo:font-size="14pt" officeooo:rsid="000717f1" officeooo:paragraph-rsid="000717f1" style:font-size-asian="14pt" style:font-size-complex="14pt"/>
    </style:style>
    <style:style style:name="P31" style:family="paragraph" style:parent-style-name="Standard" style:list-style-name="">
      <style:paragraph-properties fo:line-height="150%" fo:text-indent="1cm" style:auto-text-indent="false"/>
      <style:text-properties style:font-name="Times New Roman1" fo:font-size="14pt" officeooo:rsid="000717f1" officeooo:paragraph-rsid="000717f1" style:font-size-asian="14pt" style:font-size-complex="14pt"/>
    </style:style>
    <style:style style:name="P32" style:family="paragraph" style:parent-style-name="Standard" style:list-style-name="L5">
      <style:paragraph-properties fo:line-height="150%"/>
      <style:text-properties style:font-name="Times New Roman1" fo:font-size="14pt" officeooo:rsid="000717f1" officeooo:paragraph-rsid="000717f1" style:font-size-asian="14pt" style:font-size-complex="14pt"/>
    </style:style>
    <style:style style:name="P33" style:family="paragraph" style:parent-style-name="Standard" style:list-style-name="">
      <loext:graphic-properties draw:fill="none"/>
      <style:paragraph-properties fo:margin-left="0cm" fo:margin-right="0cm" fo:line-height="150%" fo:text-indent="1cm" style:auto-text-indent="false" fo:background-color="transparent"/>
      <style:text-properties style:font-name="Times New Roman1" fo:font-size="14pt" fo:language="ru" fo:country="RU" officeooo:rsid="000717f1" officeooo:paragraph-rsid="000717f1" style:font-size-asian="14pt" style:font-size-complex="14pt"/>
    </style:style>
    <style:style style:name="P34" style:family="paragraph" style:parent-style-name="Standard" style:list-style-name="L6">
      <loext:graphic-properties draw:fill="none"/>
      <style:paragraph-properties fo:line-height="150%" fo:background-color="transparent"/>
      <style:text-properties style:font-name="Times New Roman1" fo:font-size="14pt" fo:language="ru" fo:country="RU" officeooo:rsid="000717f1" officeooo:paragraph-rsid="000717f1" style:font-size-asian="14pt" style:font-size-complex="14pt"/>
    </style:style>
    <style:style style:name="P35" style:family="paragraph" style:parent-style-name="Standard">
      <style:paragraph-properties fo:margin-top="0cm" fo:margin-bottom="0.212cm" style:contextual-spacing="false" fo:line-height="150%" fo:text-align="center" style:justify-single-word="false" fo:text-indent="1cm" style:auto-text-indent="false"/>
      <style:text-properties style:font-name="Times New Roman1" fo:font-size="14pt" officeooo:paragraph-rsid="00042a9b" style:font-name-asian="Times New Roman2" style:font-size-asian="14pt" style:font-name-complex="Times New Roman2" style:font-size-complex="14pt"/>
    </style:style>
    <style:style style:name="P36" style:family="paragraph" style:parent-style-name="Standard" style:list-style-name="">
      <loext:graphic-properties draw:fill="none"/>
      <style:paragraph-properties fo:line-height="150%" fo:background-color="transparent"/>
      <style:text-properties style:font-name="Times New Roman1" fo:font-size="11pt" officeooo:paragraph-rsid="000717f1" style:font-size-asian="11pt" style:font-size-complex="11pt"/>
    </style:style>
    <style:style style:name="P37" style:family="paragraph" style:parent-style-name="Standard" style:list-style-name="">
      <loext:graphic-properties draw:fill="none"/>
      <style:paragraph-properties fo:line-height="150%" fo:background-color="transparent"/>
      <style:text-properties officeooo:paragraph-rsid="000717f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2a9b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717f1"/>
    </style:style>
    <style:style style:name="T5" style:family="text">
      <style:text-properties officeooo:rsid="00042a9b"/>
    </style:style>
    <style:style style:name="T6" style:family="text">
      <style:text-properties officeooo:rsid="0004f54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 fo:font-size="14pt" fo:language="ru" fo:country="RU" style:font-size-asian="14pt" style:font-size-complex="14pt"/>
    </style:style>
    <style:style style:name="T10" style:family="text">
      <style:text-properties style:font-name="Times New Roman1" fo:font-size="14pt" fo:language="ru" fo:country="RU" officeooo:rsid="000717f1" style:font-size-asian="14pt" style:font-size-complex="14pt"/>
    </style:style>
    <style:style style:name="T11" style:family="text">
      <style:text-properties officeooo:rsid="000717f1"/>
    </style:style>
    <style:style style:name="T12" style:family="text">
      <style:text-properties style:font-name="Times New Roman" fo:language="en" fo:country="US" style:font-name-asian="Times New Roman" style:font-name-complex="Times New Roman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1">Федеральное государственное бюджетное образовательное</text:p>
      <text:p text:style-name="P1">учреждение высшего образования</text:p>
      <text:p text:style-name="P1">«Рязанский государственный радиотехнический университет</text:p>
      <text:p text:style-name="P1"><text:s/>им. В.Ф. Уткина»</text:p>
      <text:p text:style-name="P1"/>
      <text:p text:style-name="P2">Кафедра ЭВМ</text:p>
      <text:p text:style-name="P2"/>
      <text:p text:style-name="P5">Технологии проектирования информационных систем</text:p>
      <text:p text:style-name="P2"><text:span text:style-name="T3">Практическое</text:span><text:span text:style-name="T1"> </text:span><text:span text:style-name="T3">занятие</text:span><text:span text:style-name="T1"> №</text:span><text:span text:style-name="T2">2</text:span><text:span text:style-name="T1">. </text:span></text:p>
      <text:p text:style-name="P6"><text:s/><text:span text:style-name="T5">Выбор </text:span><text:span text:style-name="T6">методологии разработки ПО</text:span></text:p>
      <text:p text:style-name="P2"/>
      <text:p text:style-name="P3"/>
      <text:p text:style-name="P3"/>
      <text:p text:style-name="P4">Выполнили:</text:p>
      <text:p text:style-name="P7">ст. гр. 3840М</text:p>
      <text:p text:style-name="P7">Зотов С. С.</text:p>
      <text:p text:style-name="P4"/>
      <text:p text:style-name="P1"/>
      <text:p text:style-name="P1"/>
      <text:p text:style-name="P4">Проверил:</text:p>
      <text:p text:style-name="P8">ст. п. Бастрычкин А. С.</text:p>
      <text:p text:style-name="P2"/>
      <text:p text:style-name="P2"/>
      <text:p text:style-name="P2"/>
      <text:p text:style-name="P2">Рязань, 2023</text:p>
      <text:h text:style-name="P15" text:outline-level="1"/>
      <text:p text:style-name="P13"><text:soft-page-break/>Основные понятия и определения </text:p>
      <text:h text:style-name="P17" text:outline-level="1"><text:span text:style-name="T7">Информация</text:span> - сведения об объектах и явлениях окружающей среды, их параметрах, свойствах и состоянии, которые уменьшают имеющуюся в них степень неопределенности, неполноты знаний. </text:h>
      <text:h text:style-name="P17" text:outline-level="1"><text:span text:style-name="T7">Система</text:span> – ограниченное, взаимно связанное множество, отражающее объективное существование конкретных отдельных взаимосвязанных совокупностей объектов и не содержащее специфических ограничений, присущих частым системам. </text:h>
      <text:h text:style-name="P17" text:outline-level="1"><text:span text:style-name="T8">Свойства системы</text:span>: ограниченность, целостность, структурность, взаимосвязь, иерархичность, множественность описаний. </text:h>
      <text:h text:style-name="P17" text:outline-level="1"><text:span text:style-name="T7">Информационная система (ИС) </text:span>- это комплекс, состоящий из автоматизируемых процессов, технических и программных средств, организационных средств, объединенных в единую систему с целью сбора, обработки и использования необходимой информации для выполнения заданных функций.</text:h>
      <text:h text:style-name="P18" text:outline-level="1">Информационную систему можно рассматривать как инфраструктуру предприятия целиком, используемую в процессе управления информационными потоками. Такая ИС включает в себя технологические и управленческие элементы.</text:h>
      <text:h text:style-name="P14" text:outline-level="4">Жизненный цикл ИС </text:h>
      <text:h text:style-name="P18" text:outline-level="1">Предпосылками создания ИС обычно являются некоторые требования, предъявляемые к бизнесу организации. То есть существует некоторый функционирующий бизнес, которому в определенный момент необходимо использовать информационные технологии для решения возникших задач. После осознания необходимости решения задачи организация формирует понимание, как и какие информационные технологии могут помочь в достижении поставленных целей. Результатом понимания становится некоторая идея, выражаемая в виде, понятном организации (требования, желания и т.д.). Реализация сформулированной идеи может выполняться как силами самой <text:soft-page-break/>организации (заказчика), так и с помощью исполнителя, нанимаемого для решения поставленной задачи. В качестве исполнителя чаще всего выступает другая организация, специализирующаяся на разработке программных систем. <text:span text:style-name="T7">Заказчик ИС</text:span> – это тот, кто оплачивает ее реализацию. Заказчик может не иметь четкого понимания, как ИС будет использоваться в бизнесе, так как ИС будут использовать работники организации (пользователи). </text:h>
      <text:h text:style-name="P18" text:outline-level="1"><text:span text:style-name="T7">Пользователи ИС</text:span> – это люди, которые будут использовать систему в своей повседневной деятельности и являются источником сведений о текущем положении бизнеса, его специфике и проблемах. </text:h>
      <text:h text:style-name="P18" text:outline-level="1"><text:span text:style-name="T7">Жизненный цикл (ЖЦ) ИС</text:span> – это упорядоченный набор видов деятельности, осуществляемый и управляемый с целью создания, внедрения и эксплуатации информационной системы.</text:h>
      <text:h text:style-name="P18" text:outline-level="1"><text:span text:style-name="T7">Стандарт</text:span> — нормативно-технический документ, устанавливающий единицы величин, термины и их определения, требования к продукции и производственным процессам и др. Существует ряд стандартов, регламентирующих ЖЦ программного обеспечения (ПО). Среди наиболее известных стандартов можно выделить следующие: </text:h>
      <text:list text:style-name="L1">
        <text:list-item>
          <text:h text:style-name="P20" text:outline-level="1">ГОСТ Р ИСО/МЭК 12207-2010 «Информационная технология. Системная и программная инженерия. Процессы жизненного цикла программных средств», идентичный международному стандарту </text:h>
        </text:list-item>
        <text:list-item>
          <text:h text:style-name="P21" text:outline-level="1">ISO/IEC 12207:2008 «System and software engineering — Software life cycle processes»; </text:h>
        </text:list-item>
        <text:list-item>
          <text:h text:style-name="P21" text:outline-level="1">ГОСТ 34.601-90. </text:h>
        </text:list-item>
      </text:list>
      <text:h text:style-name="P22" text:outline-level="1"><text:span text:style-name="T7">Методология разработки ПО</text:span> - набор методов и критериев оценки, которые используются для постановки задачи, планирования, контроля и в конечном итоге — для достижения поставленной цели проекта. </text:h>
      <text:h text:style-name="P23" text:outline-level="1">Можно выделить следующие основные методологии разработки ПО:</text:h>
      <text:list text:style-name="L2">
        <text:list-item>
          <text:h text:style-name="P24" text:outline-level="1">Rational Unified Process (RUP); </text:h>
        </text:list-item>
        <text:list-item>
          <text:h text:style-name="P25" text:outline-level="1">Microsoft Solution Framework (MSF);</text:h>
        </text:list-item>
        <text:list-item>
          <text:h text:style-name="P25" text:outline-level="1">Agile. </text:h>
        </text:list-item>
      </text:list>
      <text:h text:style-name="P18" text:outline-level="1"><text:soft-page-break/><text:span text:style-name="T7">Модель жизненного цикла ПО</text:span> — структура, определяющая последовательность выполнения и взаимосвязи процессов, действий и задач на протяжении жизненного цикла. Модель жизненного цикла зависит от специфики, масштаба и сложности проекта и специфики условий, в которых система создается и функционирует. </text:h>
      <text:h text:style-name="P18" text:outline-level="1">Можно выделить следующие основные модели реализации ЖЦ разработки ИС: </text:h>
      <text:list text:style-name="L3">
        <text:list-item>
          <text:h text:style-name="P26" text:outline-level="1">каскадная модель; </text:h>
        </text:list-item>
        <text:list-item>
          <text:h text:style-name="P26" text:outline-level="1">инкрементная модель;</text:h>
        </text:list-item>
        <text:list-item>
          <text:h text:style-name="P26" text:outline-level="1">эволюционная модель. </text:h>
        </text:list-item>
      </text:list>
      <text:h text:style-name="P18" text:outline-level="1">Выбор того или иного подхода зависит от различных условий.</text:h>
      <text:h text:style-name="P18" text:outline-level="1"><text:span text:style-name="T7">Каскадная модель</text:span> жизненного цикла реализует принцип однократного выполнения каждой стадии жизненного цикла. <text:span text:style-name="T11">У этой модели есть следующие преимущества:</text:span></text:h>
      <text:list text:style-name="L4">
        <text:list-item>
          <text:h text:style-name="P27" text:outline-level="1">все требования к системе и ее характеристики определяются один раз на протяжении всего жизненного цикла; </text:h>
        </text:list-item>
        <text:list-item>
          <text:h text:style-name="P27" text:outline-level="1">вся система внедряется одновременно, миграция со старых систем на новую осуществляется только один раз </text:h>
        </text:list-item>
      </text:list>
      <text:h text:style-name="P28" text:outline-level="1">и недостатки:</text:h>
      <text:list text:style-name="L5">
        <text:list-item>
          <text:h text:style-name="P32" text:outline-level="1">При изменении требований экспоненциально возрастает сложность изменения продукта, в зависимости от этапа. </text:h>
        </text:list-item>
      </text:list>
      <text:h text:style-name="P29" text:outline-level="1"><text:span text:style-name="T7">Инкрементная модель</text:span> жизненного цикла реализует запланированное усовершенствование системы. Создание системы по инкрементной модели начинается с выдачи набора требований и реализует разработку последовательности конструкций. </text:h>
      <text:h text:style-name="P30" text:outline-level="1">Под конструкцией понимается фрагмент системы, реализующий часть требований. Например, сначала реализуются основные функции ИС (ядро) в виде конструкции 1, а затем в конструкции 2 реализуют вспомогательные функции системы. При этом стадии разработки отдельных конструкций могут комбинироваться. После завершения этапа бизнес-анализа для конструкции 1 <text:soft-page-break/>команда аналитиков может приступать к анализу бизнеса для конструкции 2, в то время как команда разработчиков принимается за реализацию конструкции 1. Таким образом, оптимизация планирования проекта может повысить производительность всех участников разработки ИС. Данная модель имеет <text:span text:style-name="T1">бо</text:span><text:span text:style-name="T12">́</text:span><text:span text:style-name="T1">льшую</text:span> гибкость <text:span text:style-name="T3">по сравнению с каскадной моделью. </text:span></text:h>
      <text:h text:style-name="P33" text:outline-level="1">В эволюционной (спиральной) модели жизненного цикла систему также разрабатывают в виде отдельных конструкций, но в отличие от инкрементной модели требования изначально не могут быть полностью осознаны и установлены. В данной модели требования устанавливают частично и уточняют в каждой последующей конструкции </text:h>
      <text:h text:style-name="P33" text:outline-level="1">Основные критерии для сравнения различных моделей: </text:h>
      <text:list text:style-name="L6">
        <text:list-item>
          <text:h text:style-name="P34" text:outline-level="1">ресурсы, необходимые для создания системы;</text:h>
        </text:list-item>
        <text:list-item>
          <text:h text:style-name="P34" text:outline-level="1">длительность проекта по созданию системы;</text:h>
        </text:list-item>
        <text:list-item>
          <text:h text:style-name="P34" text:outline-level="1">полнота и определенность требований к системе в начале проектирования и разработки;</text:h>
        </text:list-item>
        <text:list-item>
          <text:h text:style-name="P34" text:outline-level="1">пригодность промежуточного продукта разработки для использования; </text:h>
        </text:list-item>
        <text:list-item>
          <text:h text:style-name="P34" text:outline-level="1">возможность внесения изменений в требования к проекту и технологию работ на различных стадиях процесса разработки.</text:h>
          <text:h text:style-name="P34" text:outline-level="1"><text:s/></text:h>
        </text:list-item>
      </text:list>
      <text:h text:style-name="Heading_20_2" text:outline-level="2"><text:span text:style-name="T10">Х</text:span><text:span text:style-name="T9">од работы</text:span></text:h>
      <text:h text:style-name="P16" text:outline-level="1">Организация «Улей» ожидает ввода в промышленное пользование «СППР Улей» через 16 месяцев. <text:span text:style-name="T3">На данный момент полный список требований к системе не может быть определён за счет динамичной предметной области и <text:s/>отсутствием полноты требований к системе и <text:s/>функциям в ней, а так же данные для этих функций не полностью определены либо могут меняться по различным причинам. Для полного определения требований требуется возможность работы с промежуточными результатами разработки ПО. </text:span></text:h>
      <text:h text:style-name="P19" text:outline-level="1"><text:span text:style-name="T3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table:number-rows-spanned="2" office:value-type="string">
            <text:p text:style-name="P12">Критерий</text:p>
          </table:table-cell>
          <table:table-cell table:style-name="Таблица1.A1" table:number-rows-spanned="2" office:value-type="string">
            <text:p text:style-name="P11">Пример</text:p>
          </table:table-cell>
          <table:table-cell table:style-name="Таблица1.C1" table:number-columns-spanned="3" office:value-type="string">
            <text:p text:style-name="P11">Методология </text:p>
          </table:table-cell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C2" office:value-type="string">
            <text:p text:style-name="P11">Каскадная</text:p>
          </table:table-cell>
          <table:table-cell table:style-name="Таблица1.C2" office:value-type="string">
            <text:p text:style-name="P11">итерационная</text:p>
          </table:table-cell>
          <table:table-cell table:style-name="Таблица1.E2" office:value-type="string">
            <text:p text:style-name="P11">Гибкая</text:p>
          </table:table-cell>
        </table:table-row>
        <table:table-row>
          <table:table-cell table:style-name="Таблица1.C2" office:value-type="string">
            <text:p text:style-name="P10">Масштаб системы</text:p>
          </table:table-cell>
          <table:table-cell table:style-name="Таблица1.C2" office:value-type="string">
            <text:p text:style-name="P10">Средняя. Для проекта нужна общая координация проектирования</text:p>
          </table:table-cell>
          <table:table-cell table:style-name="Таблица1.C2" office:value-type="string">
            <text:p text:style-name="P10">+/-</text:p>
          </table:table-cell>
          <table:table-cell table:style-name="Таблица1.C2" office:value-type="string">
            <text:p text:style-name="P10">+</text:p>
          </table:table-cell>
          <table:table-cell table:style-name="Таблица1.E2" office:value-type="string">
            <text:p text:style-name="P10">+</text:p>
          </table:table-cell>
        </table:table-row>
        <table:table-row>
          <table:table-cell table:style-name="Таблица1.C2" office:value-type="string">
            <text:p text:style-name="P10">Сроки проекта</text:p>
          </table:table-cell>
          <table:table-cell table:style-name="Таблица1.C2" office:value-type="string">
            <text:p text:style-name="P10">Относительно не большая, потребуются привлечение различных команд разработчиков</text:p>
          </table:table-cell>
          <table:table-cell table:style-name="Таблица1.C2" office:value-type="string">
            <text:p text:style-name="P9">-</text:p>
          </table:table-cell>
          <table:table-cell table:style-name="Таблица1.C2" office:value-type="string">
            <text:p text:style-name="P10">+/-</text:p>
          </table:table-cell>
          <table:table-cell table:style-name="Таблица1.E2" office:value-type="string">
            <text:p text:style-name="P10">+</text:p>
          </table:table-cell>
        </table:table-row>
        <table:table-row>
          <table:table-cell table:style-name="Таблица1.C2" office:value-type="string">
            <text:p text:style-name="P9">Полнота и определенность требований к системе в начале проектирования </text:p>
          </table:table-cell>
          <table:table-cell table:style-name="Таблица1.C2" office:value-type="string">
            <text:p text:style-name="P10">Низкая</text:p>
          </table:table-cell>
          <table:table-cell table:style-name="Таблица1.C2" office:value-type="string">
            <text:p text:style-name="P9">-</text:p>
          </table:table-cell>
          <table:table-cell table:style-name="Таблица1.C2" office:value-type="string">
            <text:p text:style-name="P9">-</text:p>
          </table:table-cell>
          <table:table-cell table:style-name="Таблица1.E2" office:value-type="string">
            <text:p text:style-name="P10">+</text:p>
          </table:table-cell>
        </table:table-row>
        <table:table-row>
          <table:table-cell table:style-name="Таблица1.C2" office:value-type="string">
            <text:p text:style-name="P9">Вероятность изменения требований к проекту и технологии работ </text:p>
          </table:table-cell>
          <table:table-cell table:style-name="Таблица1.C2" office:value-type="string">
            <text:p text:style-name="P10">Большая</text:p>
          </table:table-cell>
          <table:table-cell table:style-name="Таблица1.C2" office:value-type="string">
            <text:p text:style-name="P9">-</text:p>
          </table:table-cell>
          <table:table-cell table:style-name="Таблица1.C2" office:value-type="string">
            <text:p text:style-name="P9">-</text:p>
          </table:table-cell>
          <table:table-cell table:style-name="Таблица1.E2" office:value-type="string">
            <text:p text:style-name="P10">+</text:p>
          </table:table-cell>
        </table:table-row>
        <table:table-row>
          <table:table-cell table:style-name="Таблица1.C2" office:value-type="string">
            <text:p text:style-name="P9">Необходимость промежуточных рабочих версий продукта </text:p>
          </table:table-cell>
          <table:table-cell table:style-name="Таблица1.C2" office:value-type="string">
            <text:p text:style-name="P10">да</text:p>
          </table:table-cell>
          <table:table-cell table:style-name="Таблица1.C2" office:value-type="string">
            <text:p text:style-name="P9">-</text:p>
          </table:table-cell>
          <table:table-cell table:style-name="Таблица1.C2" office:value-type="string">
            <text:p text:style-name="P10">+</text:p>
          </table:table-cell>
          <table:table-cell table:style-name="Таблица1.E2" office:value-type="string">
            <text:p text:style-name="P10">+</text:p>
          </table:table-cell>
        </table:table-row>
        <table:table-row>
          <table:table-cell table:style-name="Таблица1.C2" office:value-type="string">
            <text:p text:style-name="P9">Необходимость сопровождения системы </text:p>
          </table:table-cell>
          <table:table-cell table:style-name="Таблица1.C2" office:value-type="string">
            <text:p text:style-name="P10">Нет. </text:p>
          </table:table-cell>
          <table:table-cell table:style-name="Таблица1.C2" office:value-type="string">
            <text:p text:style-name="P10">+</text:p>
          </table:table-cell>
          <table:table-cell table:style-name="Таблица1.C2" office:value-type="string">
            <text:p text:style-name="P10">+</text:p>
          </table:table-cell>
          <table:table-cell table:style-name="Таблица1.E2" office:value-type="string">
            <text:p text:style-name="P10">+</text:p>
          </table:table-cell>
        </table:table-row>
        <table:table-row table:style-name="Таблица1.9">
          <table:table-cell table:style-name="Таблица1.C2" office:value-type="string">
            <text:p text:style-name="P9">Дополнительные требования </text:p>
          </table:table-cell>
          <table:table-cell table:style-name="Таблица1.C2" office:value-type="string">
            <text:p text:style-name="P10"/>
          </table:table-cell>
          <table:table-cell table:style-name="Таблица1.C2" office:value-type="string">
            <text:p text:style-name="P10"/>
          </table:table-cell>
          <table:table-cell table:style-name="Таблица1.C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</table:table-row>
      </table:table>
      <text:h text:style-name="P36" text:outline-level="1"><text:span text:style-name="T4"/></text:h>
      <text:h text:style-name="P37" text:outline-level="1"><text:span text:style-name="T4"/></text:h>
      <text:h text:style-name="P18" text:outline-level="1">Исходя из выше описанного становится понятно что, требования к системе не полные, и будут меняться во время реализации проекта. Объём работ на начальном этапе разработки <text:span text:style-name="T11">средний</text:span> при умеренных сроках его выполнения. <text:s/>Система будет выполняться и внедряться поэтапно с тем как будут реализованы функции системы. <text:s/>При этом на каждом этапе система должна быть рабоч<text:span text:style-name="T11">е</text:span>й и выполнять запланированный в ней функционал. <text:s/><text:span text:style-name="T11">Исходя из требований самой подходящей методологией является гибкая методология.</text:span></text:h>
      <text:h text:style-name="P17" text:outline-level="1">Организация планирует выделить <text:span text:style-name="T11">в команду</text:span> проект<text:span text:style-name="T11">а</text:span> 5 программистов для реализации проекта в программном коде, <text:s/>2х инженеров по качеству для тестирования проекта, 2х системных инженеров для обеспечения сред для разработки тестирования и эксплуатации ИС, 1го бизнес аналитика для сбора описания и формализации требований, 1-го системного аналитика для создания технического задания на основе собранных требований, 1-го <text:span text:style-name="T1">BI </text:span><text:span text:style-name="T3">инженера для подбора и описания моделей для работы системы СППР, 1-го системного </text:span><text:soft-page-break/><text:span text:style-name="T3">архитектора для построения архитектуры приложения и требований для её функционирования, 1-го архитектора БД и ХД(Хранилища данных) для создания Базы данных и хранилища данных для метрик и измерений. </text:span></text:h>
      <text:h text:style-name="P31" text:outline-level="1"><text:span text:style-name="T3">Большинство членов команды являются опытные сотрудники. Опираясь на всё вышеперечисленное самой оптимальной методологией будет </text:span><text:span text:style-name="T1">SCRUM.</text:span></text:h>
      <text:h text:style-name="P31" text:outline-level="1"><text:span text:style-name="T1"/></text:h>
      <text:h text:style-name="P31" text:outline-level="1"><text:span text:style-name="T3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6:55:14.525000000</meta:creation-date>
    <dc:date>2023-10-23T11:19:01.835000000</dc:date>
    <meta:editing-duration>PT2H49M6S</meta:editing-duration>
    <meta:editing-cycles>5</meta:editing-cycles>
    <meta:generator>LibreOffice/7.6.2.1$Windows_X86_64 LibreOffice_project/56f7684011345957bbf33a7ee678afaf4d2ba333</meta:generator>
    <meta:document-statistic meta:table-count="1" meta:image-count="0" meta:object-count="0" meta:page-count="7" meta:paragraph-count="97" meta:word-count="1092" meta:character-count="8646" meta:non-whitespace-character-count="7615"/>
  </office:meta>
</office:document-meta>
</file>